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201000000A50000021D9749D583C146C46F.png" manifest:media-type="image/png"/>
  <manifest:file-entry manifest:full-path="Pictures/100002010000008400000033C72E8D8212E0ABE3.png" manifest:media-type="image/png"/>
  <manifest:file-entry manifest:full-path="Pictures/10000201000000A500000066BFC50D29FF6DCED5.png" manifest:media-type="image/png"/>
  <manifest:file-entry manifest:full-path="Pictures/10000201000000A10000001D5ADAAA0BF8CBFD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erif2" svg:font-family="'Liberation Serif'" style:font-family-generic="roman"/>
    <style:font-face style:name="Liberation Serif1" svg:font-family="'Liberation Serif'" style:font-adornments="標準" style:font-family-generic="roman"/>
    <style:font-face style:name="Andale Mono1" svg:font-family="'Andale Mono'" style:font-pitch="fixed"/>
    <style:font-face style:name="Consolas" svg:font-family="Consolas" style:font-family-generic="modern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3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" svg:font-family="'Liberation Serif'" style:font-adornments="標準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細字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width="true" fo:min-height="0.557cm" fo:min-width="0.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Title_20_Slide-title">
      <style:graphic-properties fo:min-height="2.6cm"/>
      <style:paragraph-properties style:writing-mode="lr-tb"/>
    </style:style>
    <style:style style:name="pr2" style:family="presentation" style:parent-style-name="Title_20_Slide-subtitle">
      <style:graphic-properties draw:fill-color="#ffffff" fo:min-height="4.728cm"/>
      <style:paragraph-properties style:writing-mode="lr-tb"/>
    </style:style>
    <style:style style:name="pr3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and_20_Content-title">
      <style:graphic-properties fo:min-height="2.6cm"/>
      <style:paragraph-properties style:writing-mode="lr-tb"/>
    </style:style>
    <style:style style:name="pr5" style:family="presentation" style:parent-style-name="Title_20_and_20_Content-outline1">
      <style:graphic-properties fo:min-height="10.45cm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auto-grow-height="true" fo:min-height="2.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Arial2"/>
    </style:style>
    <style:style style:name="P3" style:family="paragraph">
      <loext:graphic-properties draw:fill="none" draw:fill-color="#ffffff"/>
      <style:paragraph-properties style:writing-mode="lr-tb"/>
      <style:text-properties fo:color="#00a6d6" style:font-name="Arial2" fo:font-size="12pt"/>
    </style:style>
    <style:style style:name="P4" style:family="paragraph">
      <loext:graphic-properties draw:fill-color="#ffffff"/>
      <style:paragraph-properties style:writing-mode="lr-tb"/>
      <style:text-properties fo:font-size="28.1000003814697pt"/>
    </style:style>
    <style:style style:name="P5" style:family="paragraph">
      <style:paragraph-properties style:writing-mode="lr-tb"/>
      <style:text-properties style:font-name="Arial2" fo:font-size="26pt" style:font-size-asian="26pt" style:font-size-complex="2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406cm" fo:margin-bottom="0cm" fo:text-indent="0cm"/>
    </style:style>
    <style:style style:name="P8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2" fo:font-size="19.8999996185303pt" fo:font-style="italic" fo:text-shadow="none" style:text-underline-style="none" fo:font-weight="normal" style:text-underline-mode="continuous" style:text-overline-mode="continuous" style:text-line-through-mode="continuous" style:font-name-asian="Liberation Serif2" style:font-size-asian="19.8999996185303pt" style:font-name-complex="Liberation Serif2" style:font-size-complex="19.8999996185303pt" style:text-scale="100%" style:text-overline-style="none" style:text-overline-color="font-color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Liberation Serif2" fo:font-size="12pt" fo:font-style="italic" fo:text-shadow="none" style:text-underline-style="none" fo:font-weight="normal" style:text-underline-mode="continuous" style:text-overline-mode="continuous" style:text-line-through-mode="continuous" style:font-name-asian="Liberation Serif2" style:font-size-asian="12pt" style:font-name-complex="Liberation Serif2" style:font-size-complex="12pt" style:text-scale="100%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Arial2"/>
    </style:style>
    <style:style style:name="T3" style:family="text">
      <style:text-properties style:font-name="Arial2" fo:font-size="16pt" style:font-size-asian="18pt" style:font-size-complex="18pt"/>
    </style:style>
    <style:style style:name="T4" style:family="text">
      <style:text-properties style:text-position="super 58%" style:font-name="Arial2" fo:font-size="16pt" style:font-size-asian="18pt" style:font-size-complex="18pt"/>
    </style:style>
    <style:style style:name="T5" style:family="text">
      <style:text-properties fo:color="#00a6d6" style:font-name="Arial2" fo:font-size="12pt"/>
    </style:style>
    <style:style style:name="T6" style:family="text">
      <style:text-properties style:font-name="Arial2" fo:font-size="26pt" style:font-size-asian="26pt" style:font-size-complex="26pt"/>
    </style:style>
    <style:style style:name="T7" style:family="text">
      <style:text-properties style:font-name="Arial2" fo:font-size="20pt" style:font-size-asian="20pt" style:font-size-complex="20pt"/>
    </style:style>
    <style:style style:name="T8" style:family="text">
      <style:text-properties style:font-name="Arial2" fo:font-size="24pt" style:font-size-asian="24pt" style:font-size-complex="24pt"/>
    </style:style>
    <style:style style:name="T9" style:family="text">
      <style:text-properties style:font-name="Arial2" fo:font-size="26pt" fo:font-style="normal" style:font-size-asian="26pt" style:font-style-asian="normal" style:font-size-complex="26pt" style:font-style-complex="normal"/>
    </style:style>
    <style:style style:name="T10" style:family="text">
      <style:text-properties style:font-name="Arial2" fo:font-size="20pt" fo:font-style="normal" style:font-size-asian="20pt" style:font-style-asian="normal" style:font-size-complex="20pt" style:font-style-complex="normal"/>
    </style:style>
    <style:style style:name="T11" style:family="text">
      <style:text-properties style:font-name="Arial2" fo:font-size="20pt" fo:font-style="italic" style:font-size-asian="20pt" style:font-style-asian="italic" style:font-size-complex="20pt" style:font-style-complex="italic"/>
    </style:style>
    <style:style style:name="T12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_20_Slid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8cm" svg:height="5.4cm" svg:x="5.6cm" svg:y="2.4cm" presentation:class="title">
          <draw:text-box>
            <text:p>Limited-Preemptive Malleable Elastic Gang Scheduling (LPMEGS)<text:line-break/><text:span text:style-name="T1">Weekly Meeting</text:span></text:p>
          </draw:text-box>
        </draw:frame>
        <draw:frame presentation:style-name="pr2" draw:text-style-name="P2" draw:layer="layout" svg:width="21.6cm" svg:height="4.978cm" svg:x="5.6cm" svg:y="8.55cm" presentation:class="subtitle" presentation:user-transformed="true">
          <draw:text-box>
            <text:p><text:span text:style-name="T2">Joan Marcè i Igual</text:span></text:p>
            <text:p><text:span text:style-name="T3">12</text:span><text:span text:style-name="T4">th</text:span><text:span text:style-name="T3"> of February, 2020</text:span></text:p>
          </draw:text-box>
        </draw:frame>
        <draw:frame draw:style-name="gr1" draw:text-style-name="P3" draw:layer="layout" svg:width="2.432cm" svg:height="0.807cm" svg:x="25.384cm" svg:y="14.593cm">
          <draw:text-box>
            <text:p><text:span text:style-name="T5"><text:page-number>5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1.2cm" svg:height="2.6cm" svg:x="5.4cm" svg:y="0.6cm" presentation:class="title" presentation:user-transformed="true">
          <draw:text-box>
            <text:p text:style-name="P1">What has been done?</text:p>
          </draw:text-box>
        </draw:frame>
        <draw:frame presentation:style-name="pr5" draw:text-style-name="P5" draw:layer="layout" svg:width="21.2cm" svg:height="11.1cm" svg:x="5.4cm" svg:y="3.7cm" presentation:class="outline" presentation:user-transformed="true">
          <draw:text-box>
            <text:list text:style-name="L3">
              <text:list-item>
                <text:p><text:span text:style-name="T6">Finish part of paper</text:span></text:p>
                <text:list>
                  <text:list-item>
                    <text:p><text:span text:style-name="T7">Proofs of new formulae</text:span></text:p>
                  </text:list-item>
                  <text:list-item>
                    <text:p><text:span text:style-name="T7">Related work</text:span></text:p>
                  </text:list-item>
                </text:list>
              </text:list-item>
              <text:list-item>
                <text:p><text:span text:style-name="T6">Decide in full LPMEGS implementation</text:span></text:p>
                <text:list>
                  <text:list-item>
                    <text:p><text:span text:style-name="T7">Reservation part</text:span></text:p>
                  </text:list-item>
                  <text:list-item>
                    <text:p><text:span text:style-name="T7">Assigning cores with multiple objectives</text:span></text:p>
                  </text:list-item>
                </text:list>
              </text:list-item>
              <text:list-item>
                <text:p><text:span text:style-name="T8">Find Joël Goossens task generation</text:span></text:p>
                <text:list>
                  <text:list-item>
                    <text:p><text:span text:style-name="T7">It looks good but it only provides utilization and task required number of cores (fixed)</text:span></text:p>
                  </text:list-item>
                  <text:list-item>
                    <text:p><text:span text:style-name="T7">It can be possibly extended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432cm" svg:height="0.807cm" svg:x="25.384cm" svg:y="14.594cm">
          <draw:text-box>
            <text:p><text:span text:style-name="T5"><text:page-number>5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1.2cm" svg:height="10.7cm" svg:x="5.4cm" svg:y="3.7cm" presentation:class="outline" presentation:user-transformed="true">
          <draw:text-box>
            <text:list text:style-name="L3">
              <text:list-item>
                <text:p text:style-name="P7"><text:span text:style-name="T9">Objectives decided</text:span></text:p>
                <text:list>
                  <text:list-item>
                    <text:p><text:span text:style-name="T10"/></text:p>
                  </text:list-item>
                  <text:list-item>
                    <text:p><text:span text:style-name="T10">Take task with higher</text:span></text:p>
                  </text:list-item>
                  <text:list-item>
                    <text:p><text:span text:style-name="T10">Priority</text:span></text:p>
                  </text:list-item>
                </text:list>
              </text:list-item>
              <text:list-item>
                <text:p text:style-name="P7"><text:span text:style-name="T6">Start writing simulation</text:span></text:p>
                <text:list>
                  <text:list-item>
                    <text:p><text:span text:style-name="T7">JLFP implemented</text:span></text:p>
                  </text:list-item>
                  <text:list-item>
                    <text:p><text:span text:style-name="T7">LPMEGS implemented</text:span></text:p>
                  </text:list-item>
                  <text:list-item>
                    <text:p><text:span text:style-name="T11">Results are missing</text:span></text:p>
                  </text:list-item>
                </text:list>
              </text:list-item>
              <text:list-item>
                <text:p><text:span text:style-name="T9">Decide in more or less what has to be prepared for CAPITAL</text:span></text:p>
                <text:p><text:span text:style-name="T9"/></text:p>
              </text:list-item>
            </text:list>
          </draw:text-box>
        </draw:frame>
        <draw:frame presentation:style-name="pr4" draw:text-style-name="P1" draw:layer="layout" svg:width="21.2cm" svg:height="2.6cm" svg:x="5.4cm" svg:y="0.6cm" presentation:class="title" presentation:user-transformed="true">
          <draw:text-box>
            <text:p text:style-name="P1">What has been done?</text:p>
          </draw:text-box>
        </draw:frame>
        <draw:g>
          <draw:path draw:style-name="gr3" draw:text-style-name="P8" draw:layer="layout" svg:width="0.469cm" svg:height="0.463cm" svg:x="7.499cm" svg:y="5.083cm" svg:viewBox="0 0 470 464" svg:d="M129 445l-4 19h-125l3-19 39-9 234-436h65l86 436 43 9-4 19h-163l4-19 49-9-22-132h-181l-70 132zM286 49l-118 224h160z">
            <text:p/>
          </draw:path>
          <draw:path draw:style-name="gr3" draw:text-style-name="P9" draw:layer="layout" svg:width="0.168cm" svg:height="0.202cm" svg:x="8.026cm" svg:y="5.529cm" svg:viewBox="0 0 169 203" svg:d="M146 170c-11 10-23 18-37 24s-27 9-40 9c-22 0-39-6-51-19s-18-31-18-53c0-24 5-46 14-66 10-19 24-35 41-47 18-12 37-18 56-18 10 0 20 1 31 3s20 5 27 8l-9 54h-11l-3-36c-9-9-21-13-35-13-13 0-25 5-37 15-11 9-20 23-27 40-7 18-11 37-11 58 0 35 15 53 43 53 19 0 40-7 61-21z">
            <text:p/>
          </draw:path>
          <draw:path draw:style-name="gr3" draw:text-style-name="P9" draw:layer="layout" svg:width="0.184cm" svg:height="0.202cm" svg:x="8.212cm" svg:y="5.529cm" svg:viewBox="0 0 185 203" svg:d="M36 129c0 18 4 33 11 42 7 10 17 15 30 15s24-5 36-15c11-10 20-24 27-41 6-17 9-36 9-56 0-19-3-33-10-43-8-10-18-15-31-15s-25 5-36 15-20 24-26 41c-7 18-10 37-10 57zM75 203c-23 0-41-7-54-22-14-14-21-34-21-59 0-22 5-43 14-62 10-18 23-33 40-44 16-11 35-16 56-16 23 0 41 7 55 22s20 34 20 59c0 22-4 43-14 62-9 19-22 33-39 44s-36 16-57 16z">
            <text:p/>
          </draw:path>
          <draw:path draw:style-name="gr3" draw:text-style-name="P9" draw:layer="layout" svg:width="0.147cm" svg:height="0.198cm" svg:x="8.428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3" draw:text-style-name="P9" draw:layer="layout" svg:width="0.163cm" svg:height="0.202cm" svg:x="8.572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9" draw:layer="layout" svg:width="0.145cm" svg:height="0.202cm" svg:x="8.75cm" svg:y="5.529cm" svg:viewBox="0 0 146 203" svg:d="M137 142c0 21-6 36-20 46-13 10-33 15-59 15-19 0-39-4-58-13l8-46h10l3 28c4 4 9 7 15 10 7 3 14 5 22 5 30 0 45-13 45-37 0-8-3-15-9-22-7-6-17-13-31-20s-24-14-31-22-10-18-10-29c0-18 6-32 18-42s29-15 51-15c15 0 34 2 55 7l-8 43h-9l-3-22c-9-8-20-11-34-11-12 0-21 2-27 7-7 5-10 13-10 24 0 8 3 14 8 20 6 5 17 12 33 21 14 7 25 15 31 24 7 8 10 18 10 29z">
            <text:p/>
          </draw:path>
          <draw:path draw:style-name="gr3" draw:text-style-name="P9" draw:layer="layout" svg:width="0.147cm" svg:height="0.198cm" svg:x="8.982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3" draw:text-style-name="P9" draw:layer="layout" svg:width="0.163cm" svg:height="0.202cm" svg:x="9.126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9" draw:layer="layout" svg:width="0.145cm" svg:height="0.202cm" svg:x="9.304cm" svg:y="5.529cm" svg:viewBox="0 0 146 203" svg:d="M137 142c0 21-6 36-20 46-13 10-33 15-59 15-19 0-39-4-58-13l8-46h10l3 28c4 4 9 7 15 10 7 3 14 5 22 5 30 0 45-13 45-37 0-8-3-15-9-22-7-6-17-13-31-20s-24-14-31-22-10-18-10-29c0-18 6-32 18-42s29-15 51-15c15 0 34 2 55 7l-8 43h-9l-3-22c-9-8-20-11-34-11-12 0-21 2-27 7-7 5-10 13-10 24 0 8 3 14 8 20 6 5 17 12 33 21 14 7 25 15 31 24 7 8 10 18 10 29z">
            <text:p/>
          </draw:path>
          <draw:path draw:style-name="gr3" draw:text-style-name="P9" draw:layer="layout" svg:width="0.163cm" svg:height="0.202cm" svg:x="9.478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9" draw:layer="layout" svg:width="0.147cm" svg:height="0.198cm" svg:x="9.668cm" svg:y="5.529cm" svg:viewBox="0 0 148 199" svg:d="M132 0c7 0 12 1 16 2l-9 50h-9l-8-26c-11 0-22 4-34 13-11 8-22 19-32 33l-22 127h-34l31-179-24-6 2-9h57l-7 44c11-16 22-28 35-36 13-9 25-13 38-13z">
            <text:p/>
          </draw:path>
          <draw:path draw:style-name="gr3" draw:text-style-name="P9" draw:layer="layout" svg:width="0.18cm" svg:height="0.197cm" svg:x="9.822cm" svg:y="5.534cm" svg:viewBox="0 0 181 198" svg:d="M149 27c0-5-2-9-5-12s-6-5-9-6l2-9h39c3 3 5 8 5 13 0 12-6 27-17 45l-87 140h-15l-39-184-23-5 2-9h52l30 151 51-84c9-14 14-27 14-40z">
            <text:p/>
          </draw:path>
          <draw:path draw:style-name="gr3" draw:text-style-name="P9" draw:layer="layout" svg:width="0.163cm" svg:height="0.202cm" svg:x="10.015cm" svg:y="5.529cm" svg:viewBox="0 0 164 203" svg:d="M164 42c0 19-11 35-34 48s-54 21-93 24l-1 15c0 17 4 30 11 39 8 9 19 14 33 14 12 0 24-3 34-7 11-4 20-9 29-14l6 9c-12 10-26 19-40 24-14 6-27 9-40 9-22 0-39-6-51-19-12-12-18-30-18-53s5-44 14-64c10-20 24-36 41-49 17-12 35-18 54-18 16 0 30 4 40 12 10 7 15 18 15 30zM39 101c27-2 49-9 65-19 16-11 24-24 24-40 0-7-2-14-6-19s-10-7-18-7c-10 0-19 4-28 12-9 7-17 18-23 31-7 13-12 27-14 42z">
            <text:p/>
          </draw:path>
          <draw:path draw:style-name="gr3" draw:text-style-name="P9" draw:layer="layout" svg:width="0.198cm" svg:height="0.297cm" svg:x="10.201cm" svg:y="5.435cm" svg:viewBox="0 0 199 298" svg:d="M148 99c1-6 5-35 14-85l-31-5 1-9h67l-50 279 24 5-2 9h-59l6-32c-23 24-44 36-63 37-17-1-30-7-40-20-10-12-15-29-15-50 0-24 5-46 15-66 10-21 24-38 42-50 17-12 36-18 57-18 13 0 24 2 34 5zM143 121c-4-4-9-6-14-8s-12-2-19-2c-13 0-25 5-36 15s-20 24-27 42-10 36-10 55c0 15 3 27 9 36 6 8 14 13 24 13 8 0 16-3 25-8s18-12 26-21z">
            <text:p/>
          </draw:path>
          <draw:path draw:style-name="gr3" draw:text-style-name="P9" draw:layer="layout" svg:width="0.27cm" svg:height="0.198cm" svg:x="8.028cm" svg:y="5cm" svg:viewBox="0 0 271 199" svg:d="M164 45c10-13 20-24 32-32 12-9 23-13 34-13s20 4 27 11 10 18 10 32c0 3 0 7-1 12s-8 48-22 130l27 5-2 9h-62l22-120c3-17 4-28 4-34s-1-11-4-15-7-6-14-6c-6 0-13 3-21 9-9 6-16 13-23 22s-11 17-12 25l-20 119h-35l21-120c4-18 6-29 6-34 0-6-2-11-5-15s-8-6-14-6-14 3-22 9c-9 6-17 14-24 23-6 8-10 17-12 24l-20 119h-34l31-179-24-6 2-9h57l-6 40c10-13 21-24 32-33 12-8 24-12 34-12 12 0 22 4 28 11 7 8 10 19 10 34z">
            <text:p/>
          </draw:path>
          <draw:path draw:style-name="gr3" draw:text-style-name="P9" draw:layer="layout" svg:width="0.181cm" svg:height="0.202cm" svg:x="8.327cm" svg:y="5cm" svg:viewBox="0 0 182 203" svg:d="M150 184l23 5-2 10h-58l6-32c-24 24-45 36-64 36-16 0-30-6-40-18-10-13-15-29-15-51 0-24 5-46 16-67 10-21 24-38 42-49 17-12 36-18 57-18 16 0 32 3 47 9l9-7h11zM144 26c-6-4-11-6-15-8-5-1-11-2-18-2-13 0-26 5-37 16-12 10-21 24-27 42-7 17-10 36-10 55 0 15 3 26 9 35s14 13 25 13c15 0 32-9 50-28z">
            <text:p/>
          </draw:path>
          <draw:path draw:style-name="gr3" draw:text-style-name="P9" draw:layer="layout" svg:width="0.188cm" svg:height="0.193cm" svg:x="8.52cm" svg:y="5.005cm" svg:viewBox="0 0 189 194" svg:d="M34 177c0 4 3 6 9 8l-2 9h-38c-2-2-3-5-3-9s2-8 6-14c5-6 12-13 22-23l56-52-35-82-22-5 2-9h51l29 74 26-24c9-9 15-15 18-20 4-5 6-9 6-13 0-1-1-2-2-3s-5-3-10-5l1-9h37c2 2 4 5 4 9 0 8-10 21-28 39l-44 42 39 90 24 5-2 9h-52l-35-83-35 34c-7 8-13 14-16 18-4 5-6 10-6 14z">
            <text:p/>
          </draw:path>
        </draw:g>
        <draw:frame draw:style-name="gr4" draw:text-style-name="P10" draw:layer="layout" svg:width="4.259cm" svg:height="0.766cm" svg:x="13.8cm" svg:y="6cm">
          <draw:image xlink:href="Pictures/10000201000000A10000001D5ADAAA0BF8CBFD80.png" xlink:type="simple" xlink:show="embed" xlink:actuate="onLoad" loext:mime-type="image/png">
            <text:p/>
          </draw:image>
        </draw:frame>
        <draw:frame draw:style-name="gr1" draw:text-style-name="P3" draw:layer="layout" svg:width="2.432cm" svg:height="0.807cm" svg:x="25.384cm" svg:y="14.594cm">
          <draw:text-box>
            <text:p><text:span text:style-name="T5"><text:page-number>5</text:page-number></text:span></text:p>
          </draw:text-box>
        </draw:frame>
        <presentation:notes draw:style-name="dp2">
          <draw:page-thumbnail draw:style-name="gr2" draw:layer="layout" svg:width="0.001cm" svg:height="0.002cm" svg:x="0.004cm" svg:y="0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1.2cm" svg:height="10.7cm" svg:x="5.4cm" svg:y="3.7cm" presentation:class="outline" presentation:user-transformed="true">
          <draw:text-box>
            <text:list text:style-name="L3">
              <text:list-item>
                <text:p>Finding <text:s text:c="13"/>it’s a difficult task. Possible solutions:</text:p>
                <text:list>
                  <text:list-item>
                    <text:p>Change objective</text:p>
                  </text:list-item>
                  <text:list-item>
                    <text:p>Find a better way to compute (maybe I don’t know how to do it properly)</text:p>
                  </text:list-item>
                </text:list>
              </text:list-item>
              <text:list-item>
                <text:p>When a previously scheduled task is the one limiting the value of <text:s text:c="12"/>. Default action:</text:p>
                <text:list>
                  <text:list-item>
                    <text:p>Just jump to the next objective since there’s nothing we can do</text:p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1.2cm" svg:height="2.6cm" svg:x="5.4cm" svg:y="0.6cm" presentation:class="title">
          <draw:text-box>
            <text:p>Problems found in LPMEGS</text:p>
          </draw:text-box>
        </draw:frame>
        <draw:frame draw:style-name="gr5" draw:text-style-name="P11" draw:layer="layout" svg:width="3.162cm" svg:height="0.976cm" svg:x="9.838cm" svg:y="3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1" draw:layer="layout" svg:width="3.162cm" svg:height="0.976cm" svg:x="14.638cm" svg:y="10.42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3" draw:layer="layout" svg:width="2.432cm" svg:height="0.807cm" svg:x="25.384cm" svg:y="14.594cm">
          <draw:text-box>
            <text:p><text:span text:style-name="T5"><text:page-number>5</text:page-number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1.2cm" svg:height="2.6cm" svg:x="5.4cm" svg:y="0.6cm" presentation:class="title">
          <draw:text-box>
            <text:p>What’s next?</text:p>
          </draw:text-box>
        </draw:frame>
        <draw:frame presentation:style-name="pr5" draw:text-style-name="P1" draw:layer="layout" svg:width="21.2cm" svg:height="10.7cm" svg:x="5.4cm" svg:y="3.7cm" presentation:class="outline">
          <draw:text-box>
            <text:list text:style-name="L3">
              <text:list-item>
                <text:p>Review paper in progress and apply feedback</text:p>
              </text:list-item>
              <text:list-item>
                <text:p>Get some results in LPMEGS performance</text:p>
                <text:list>
                  <text:list-item>
                    <text:p>Best way to show results? </text:p>
                  </text:list-item>
                  <text:list-item>
                    <text:p>Utilization-Schedulability plot?</text:p>
                  </text:list-item>
                  <text:list-item>
                    <text:p>Find a way to properly visualize scheduled jobs to debug algorithm implementation.</text:p>
                    <text:list>
                      <text:list-item>
                        <text:p><text:span text:style-name="T12">PlotSched</text:span> looks incomplete =&gt; Send e-mail asking for possible non-released code?</text:p>
                      </text:list-item>
                      <text:list-item>
                        <text:p>Look for other alternatives</text:p>
                      </text:list-item>
                    </text:list>
                  </text:list-item>
                  <text:list-item>
                    <text:p>Generate task-sets using Joël Goossens tool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432cm" svg:height="0.807cm" svg:x="25.384cm" svg:y="14.594cm">
          <draw:text-box>
            <text:p><text:span text:style-name="T5"><text:page-number>5</text:page-number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1.2cm" svg:height="2.6cm" svg:x="5.4cm" svg:y="0.6cm" presentation:class="title">
          <draw:text-box>
            <text:p>What’s next?</text:p>
          </draw:text-box>
        </draw:frame>
        <draw:frame presentation:style-name="pr5" draw:text-style-name="P1" draw:layer="layout" svg:width="21.2cm" svg:height="10.7cm" svg:x="5.4cm" svg:y="3.7cm" presentation:class="outline">
          <draw:text-box>
            <text:list text:style-name="L3">
              <text:list-item>
                <text:p>Create project schedule, more or less:</text:p>
                <text:list>
                  <text:list-item>
                    <text:p>February:</text:p>
                    <text:list>
                      <text:list-item>
                        <text:p>Work on CAPITAL</text:p>
                      </text:list-item>
                      <text:list-item>
                        <text:p>Get results for algorithm simulation</text:p>
                      </text:list-item>
                    </text:list>
                  </text:list-item>
                  <text:list-item>
                    <text:p>March: </text:p>
                    <text:list>
                      <text:list-item>
                        <text:p>Get results for JLFP gang paper</text:p>
                      </text:list-item>
                      <text:list-item>
                        <text:p>Submission of JLFP gang paper?</text:p>
                      </text:list-item>
                      <text:list-item>
                        <text:p>Start working on schedulability analysis for LPMEGS</text:p>
                      </text:list-item>
                    </text:list>
                  </text:list-item>
                  <text:list-item>
                    <text:p>June/July:</text:p>
                    <text:list>
                      <text:list-item>
                        <text:p>Final presentation?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432cm" svg:height="0.807cm" svg:x="25.384cm" svg:y="14.594cm">
          <draw:text-box>
            <text:p><text:span text:style-name="T5"><text:page-number>5</text:page-number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erif2" svg:font-family="'Liberation Serif'" style:font-family-generic="roman"/>
    <style:font-face style:name="Liberation Serif1" svg:font-family="'Liberation Serif'" style:font-adornments="標準" style:font-family-generic="roman"/>
    <style:font-face style:name="Andale Mono1" svg:font-family="'Andale Mono'" style:font-pitch="fixed"/>
    <style:font-face style:name="Consolas" svg:font-family="Consolas" style:font-family-generic="modern" style:font-pitch="fixed"/>
    <style:font-face style:name="Andale Mono2" svg:font-family="'Andale Mono'" style:font-pitch="variable"/>
    <style:font-face style:name="Andale Mono" svg:font-family="'Andale Mono'" style:font-family-generic="roman" style:font-pitch="variable"/>
    <style:font-face style:name="Arial3" svg:font-family="Arial" style:font-family-generic="roman" style:font-pitch="variable"/>
    <style:font-face style:name="Arial5" svg:font-family="Arial" style:font-adornments="Regular" style:font-family-generic="roman" style:font-pitch="variable"/>
    <style:font-face style:name="DejaVu Sans1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3" svg:font-family="'Liberation Serif'" style:font-family-generic="roman" style:font-pitch="variable"/>
    <style:font-face style:name="Liberation Serif" svg:font-family="'Liberation Serif'" style:font-adornments="標準" style:font-family-generic="roman" style:font-pitch="variable"/>
    <style:font-face style:name="Noto Sans3" svg:font-family="'Noto Sans'" style:font-family-generic="roman" style:font-pitch="variable"/>
    <style:font-face style:name="Noto Sans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SemiBold2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Arial2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" svg:font-family="Arial" style:font-adornments="標準" style:font-family-generic="swiss" style:font-pitch="variable"/>
    <style:font-face style:name="Arial1" svg:font-family="Arial" style:font-adornments="細字" style:font-family-generic="swiss" style:font-pitch="variable"/>
    <style:font-face style:name="Liberation Sans" svg:font-family="'Liberation Sans'" style:font-family-generic="swiss" style:font-pitch="variable"/>
    <style:font-face style:name="Noto Sans2" svg:font-family="'Noto Sans'" style:font-family-generic="swiss" style:font-pitch="variable"/>
    <style:font-face style:name="Noto Sans1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3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1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_20_Slide-outline1" style:display-name="Title Slide-outline1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2" fo:font-family="Arial" style:font-family-generic="swiss" style:font-pitch="variable" fo:font-size="18pt" fo:font-style="normal" fo:text-shadow="none" style:text-underline-style="none" fo:font-weight="bold" style:letter-kerning="true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299cm" fo:text-indent="0cm">
        <style:tab-stops/>
      </style:paragraph-properties>
      <style:text-properties style:font-name="Arial2" fo:font-family="Arial" style:font-family-generic="swiss" style:font-pitch="variable" fo:font-size="18pt" fo:font-style="normal" fo:font-weight="normal" style:font-size-asian="18pt" style:font-size-complex="18pt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24cm" fo:text-indent="0cm"/>
      <style:text-properties style:font-name="Arial4" fo:font-family="Arial" style:font-style-name="Regular" style:font-family-generic="swiss" style:font-pitch="variable" fo:font-size="18pt" style:font-size-asian="18pt" style:font-size-complex="18pt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5cm" fo:text-indent="0cm"/>
      <style:text-properties style:font-name="Arial4" fo:font-family="Arial" style:font-style-name="Regular" style:font-family-generic="swiss" style:font-pitch="variable" fo:font-size="18pt" style:font-size-asian="18pt" style:font-size-complex="18pt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75cm" fo:text-indent="0cm"/>
      <style:text-properties style:font-name="Arial4" fo:font-family="Arial" style:font-style-name="Regular" style:font-family-generic="swiss" style:font-pitch="variable" fo:font-size="18pt" style:font-size-asian="18pt" style:font-size-complex="18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75cm" fo:text-indent="0cm"/>
      <style:text-properties style:font-name="Arial4" fo:font-family="Arial" style:font-style-name="Regular" style:font-family-generic="swiss" style:font-pitch="variable" fo:font-size="18pt" style:font-size-asian="18pt" style:font-size-complex="18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75cm" fo:text-indent="0cm"/>
      <style:text-properties style:font-name="Andale Mono1" fo:font-family="'Andale Mono'" style:font-pitch="fixed" fo:font-size="18pt" style:font-size-asian="18pt" style:font-size-complex="18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74cm" fo:text-indent="0cm"/>
      <style:text-properties fo:font-size="15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74cm" fo:text-indent="0cm"/>
      <style:text-properties fo:font-size="15pt"/>
    </style:style>
    <style:style style:name="Title_20_Slide-subtitle" style:display-name="Title Slide-subtitle" style:family="presentation">
      <style:graphic-properties draw:stroke="none" draw:fill="none" draw:textarea-horizontal-align="justify" draw:textarea-vertical-align="top" draw:auto-grow-height="false">
        <text:list-style style:name="Title_20_Slide-subtitle" style:display-name="Title Slide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00a6d6" style:text-outline="false" style:text-line-through-style="none" style:text-line-through-type="none" style:font-name="Arial2" fo:font-family="Arial" style:font-family-generic="swiss" style:font-pitch="variable" fo:font-size="36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none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00a6d6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fo:color="#00a6d6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4" fo:font-family="Arial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/>
      <style:text-properties fo:font-size="20pt" style:font-size-asian="28pt" style:font-size-complex="28pt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/>
      <style:text-properties fo:font-size="20pt" style:font-size-asian="24pt" style:font-size-complex="24pt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/>
      <style:text-properties fo:font-size="20pt" style:font-size-asian="20pt" style:font-size-complex="20pt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a6d6" style:text-outline="false" style:text-line-through-style="none" style:text-line-through-type="none" style:font-name="Arial2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fo:color="#00a6d6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00a6d6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fo:color="#00a6d6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fo:color="#00a6d6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fo:color="#00a6d6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fo:color="#00a6d6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fo:color="#00a6d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a6d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a6d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a6d6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outline1" style:list-style-name="ML5">
      <style:graphic-properties draw:auto-grow-height="true" draw:fit-to-size="false" style:shrink-to-fit="false" fo:min-height="4.978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textarea-vertical-align="middle" draw:auto-grow-height="false" fo:min-height="1.501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outline1" style:list-style-name="ML6">
      <style:graphic-properties draw:auto-grow-height="true" draw:fit-to-size="false" style:shrink-to-fit="false" fo:min-height="10.7cm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-backgroundobjects">
      <style:graphic-properties draw:stroke="none" svg:stroke-width="0.2cm" svg:stroke-color="#607d8b" draw:marker-start-width="0.5cm" draw:marker-end-width="0.5cm" draw:stroke-linejoin="miter" draw:fill="none" draw:fill-color="#ffffff" draw:textarea-vertical-align="middle" draw:auto-grow-height="false" fo:min-height="1.501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text-indent="0cm" style:text-autospace="none" style:punctuation-wrap="simple"/>
      <style:text-properties fo:hyphenate="false"/>
    </style:style>
    <style:style style:name="MP7" style:family="paragraph">
      <style:paragraph-properties fo:margin-left="0cm" fo:margin-right="0cm" fo:margin-top="0cm" fo:margin-bottom="0cm" fo:text-indent="0cm" style:text-autospace="none" style:punctuation-wrap="simple" style:writing-mode="lr-tb"/>
      <style:text-properties style:use-window-font-color="true" style:font-name="Arial2" fo:font-size="18pt" fo:font-weight="normal" style:letter-kerning="true" style:font-name-asian="Noto Sans CJK SC" style:font-size-asian="32pt" style:font-name-complex="Lohit Devanagari" style:font-size-complex="32pt" fo:hyphenate="false"/>
    </style:style>
    <style:style style:name="MP8" style:family="paragraph">
      <style:paragraph-properties fo:text-align="end" style:writing-mode="lr-tb"/>
      <style:text-properties fo:color="#00a6d6" style:font-name="Liberation Sans" fo:font-size="10.5pt" fo:font-weight="normal" style:font-size-asian="10pt" style:font-weight-asian="normal" style:font-size-complex="10pt" style:font-weight-complex="normal"/>
    </style:style>
    <style:style style:name="MP9" style:family="paragraph">
      <loext:graphic-properties draw:fill="none"/>
      <style:paragraph-properties fo:text-align="end" style:writing-mode="lr-tb"/>
      <style:text-properties fo:color="#00a6d6" style:font-name="Liberation Sans" fo:font-size="10.5pt" fo:font-weight="normal" style:font-size-asian="10pt" style:font-weight-asian="normal" style:font-size-complex="10pt" style:font-weight-complex="normal"/>
    </style:style>
    <style:style style:name="MP10" style:family="paragraph">
      <style:paragraph-properties style:writing-mode="lr-tb"/>
      <style:text-properties fo:font-size="14pt"/>
    </style:style>
    <style:style style:name="MP11" style:family="paragraph">
      <loext:graphic-properties draw:fill="none" draw:fill-color="#ffffff"/>
      <style:paragraph-properties style:writing-mode="lr-tb"/>
      <style:text-properties fo:font-size="14pt"/>
    </style:style>
    <style:style style:name="MP12" style:family="paragraph">
      <style:paragraph-properties fo:text-align="end" style:writing-mode="lr-tb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4" style:family="paragraph">
      <style:paragraph-properties fo:margin-top="0cm" fo:margin-bottom="0cm"/>
    </style:style>
    <style:style style:name="MP15" style:family="paragraph">
      <style:paragraph-properties fo:margin-top="0cm" fo:margin-bottom="0cm" style:writing-mode="lr-tb"/>
      <style:text-properties style:font-name="Arial2" fo:font-size="28pt" style:letter-kerning="true" style:font-name-asian="Noto Sans CJK SC" style:font-size-asian="32pt" style:font-name-complex="Lohit Devanagari" style:font-size-complex="32pt"/>
    </style:style>
    <style:style style:name="MP16" style:family="paragraph">
      <style:paragraph-properties fo:text-align="end" style:writing-mode="lr-tb"/>
      <style:text-properties fo:color="#00a6d6" style:font-name="Liberation Sans" fo:font-size="10.5pt" style:letter-kerning="true" style:font-size-asian="10pt" style:font-size-complex="10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a6d6" style:font-name="Liberation Sans" fo:font-size="10.5pt" style:letter-kerning="true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Arial2" fo:font-size="18pt" fo:font-weight="normal" style:letter-kerning="true" style:font-name-asian="Noto Sans CJK SC" style:font-size-asian="32pt" style:font-name-complex="Lohit Devanagari" style:font-size-complex="32pt"/>
    </style:style>
    <style:style style:name="MT3" style:family="text">
      <style:text-properties fo:color="#00a6d6" style:font-name="Liberation Sans" fo:font-size="10.5pt" fo:font-weight="normal" style:font-size-asian="10pt" style:font-weight-asian="normal" style:font-size-complex="10pt" style:font-weight-complex="normal"/>
    </style:style>
    <style:style style:name="MT4" style:family="text">
      <style:text-properties fo:font-size="14pt"/>
    </style:style>
    <style:style style:name="MT5" style:family="text">
      <style:text-properties style:font-name="Arial2" fo:font-size="28pt" style:letter-kerning="true" style:font-name-asian="Noto Sans CJK SC" style:font-size-asian="32pt" style:font-name-complex="Lohit Devanagari" style:font-size-complex="32pt"/>
    </style:style>
    <style:style style:name="MT6" style:family="text">
      <style:text-properties fo:color="#00a6d6" style:font-name="Liberation Sans" fo:font-size="10.5pt" style:letter-kerning="true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charset="x-symbol" fo:color="#00a6d6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a6d6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a6d6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a6d6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a6d6" fo:font-size="45%"/>
      </text:list-level-style-number>
      <text:list-level-style-number text:level="2" style:num-format="">
        <style:list-level-properties text:space-before="1.5cm" text:min-label-width="0.9cm"/>
        <style:text-properties fo:color="#00a6d6" fo:font-size="75%"/>
      </text:list-level-style-number>
      <text:list-level-style-number text:level="3" style:num-format="">
        <style:list-level-properties text:space-before="2.8cm" text:min-label-width="0.8cm"/>
        <style:text-properties fo:color="#00a6d6" fo:font-size="45%"/>
      </text:list-level-style-number>
      <text:list-level-style-number text:level="4" style:num-format="">
        <style:list-level-properties text:space-before="4.2cm" text:min-label-width="0.6cm"/>
        <style:text-properties fo:color="#00a6d6" fo:font-size="75%"/>
      </text:list-level-style-number>
      <text:list-level-style-number text:level="5" style:num-format="">
        <style:list-level-properties text:space-before="5.4cm" text:min-label-width="0.6cm"/>
        <style:text-properties fo:color="#00a6d6" fo:font-size="45%"/>
      </text:list-level-style-number>
      <text:list-level-style-number text:level="6" style:num-format="">
        <style:list-level-properties text:space-before="6.6cm" text:min-label-width="0.6cm"/>
        <style:text-properties fo:color="#00a6d6" fo:font-size="45%"/>
      </text:list-level-style-number>
      <text:list-level-style-number text:level="7" style:num-format="">
        <style:list-level-properties text:space-before="7.8cm" text:min-label-width="0.6cm"/>
        <style:text-properties fo:color="#00a6d6" fo:font-size="45%"/>
      </text:list-level-style-number>
      <text:list-level-style-number text:level="8" style:num-format="">
        <style:list-level-properties text:space-before="9cm" text:min-label-width="0.6cm"/>
        <style:text-properties fo:color="#00a6d6" fo:font-size="45%"/>
      </text:list-level-style-number>
      <text:list-level-style-number text:level="9" style:num-format="">
        <style:list-level-properties text:space-before="10.2cm" text:min-label-width="0.6cm"/>
        <style:text-properties fo:color="#00a6d6" fo:font-size="45%"/>
      </text:list-level-style-number>
      <text:list-level-style-number text:level="10" style:num-format="">
        <style:list-level-properties text:space-before="11.4cm" text:min-label-width="0.6cm"/>
        <style:text-properties fo:color="#00a6d6" fo:font-size="45%"/>
      </text:list-level-style-number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a6d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a6d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a6d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a6d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a6d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a6d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a6d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a6d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a6d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a6d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style-name="Mgr3" draw:text-style-name="MP5" draw:layer="backgroundobjects" svg:width="4.803cm" svg:height="15.75cm" svg:x="0cm" svg:y="0cm">
        <draw:image xlink:href="Pictures/10000201000000A50000021D9749D583C146C46F.png" xlink:type="simple" xlink:show="embed" xlink:actuate="onLoad" loext:mime-type="image/png">
          <text:p/>
        </draw:image>
      </draw:frame>
      <draw:frame presentation:style-name="Title_20_Slide-title" draw:layer="backgroundobjects" svg:width="21.8cm" svg:height="5.4cm" svg:x="5.6cm" svg:y="2.4cm" presentation:class="title" presentation:placeholder="true">
        <draw:text-box/>
      </draw:frame>
      <draw:frame presentation:style-name="Mpr1" draw:text-style-name="MP7" draw:layer="backgroundobjects" svg:width="21.6cm" svg:height="4.978cm" svg:x="5.6cm" svg:y="8.55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6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9" draw:layer="backgroundobjects" svg:width="2.8cm" svg:height="0.8cm" svg:x="24.6cm" svg:y="14.8cm" presentation:class="page-number">
        <draw:text-box>
          <text:p text:style-name="MP8"><text:span text:style-name="MT3"><text:page-number>5</text:page-number></text:span></text:p>
        </draw:text-box>
      </draw:frame>
      <draw:frame draw:style-name="Mgr3" draw:text-style-name="MP5" draw:layer="backgroundobjects" svg:width="4.4cm" svg:height="2.698cm" svg:x="0.2cm" svg:y="13.3cm">
        <draw:image xlink:href="Pictures/10000201000000A500000066BFC50D29FF6DCED5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5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presentation:style-name="Title_20_and_20_Content-title" draw:layer="backgroundobjects" svg:width="21.2cm" svg:height="2.6cm" svg:x="5.4cm" svg:y="0.6cm" presentation:class="title" presentation:placeholder="true">
        <draw:text-box/>
      </draw:frame>
      <draw:frame presentation:style-name="Mpr5" draw:text-style-name="MP15" draw:layer="backgroundobjects" svg:width="21.2cm" svg:height="10.7cm" svg:x="5.4cm" svg:y="3.7cm" presentation:class="outline">
        <draw:text-box>
          <text:list text:style-name="ML4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7" draw:layer="backgroundobjects" svg:width="2.8cm" svg:height="0.8cm" svg:x="24.6cm" svg:y="14.8cm" presentation:class="page-number">
        <draw:text-box>
          <text:p text:style-name="MP16"><text:span text:style-name="MT6"><text:page-number>5</text:page-number></text:span></text:p>
        </draw:text-box>
      </draw:frame>
      <draw:frame draw:style-name="Mgr3" draw:text-style-name="MP5" draw:layer="backgroundobjects" svg:width="4.803cm" svg:height="15.75cm" svg:x="0.001cm" svg:y="0cm">
        <draw:image xlink:href="Pictures/10000201000000A50000021D9749D583C146C46F.png" xlink:type="simple" xlink:show="embed" xlink:actuate="onLoad" loext:mime-type="image/png">
          <text:p/>
        </draw:image>
      </draw:frame>
      <draw:frame draw:style-name="Mgr3" draw:text-style-name="MP5" draw:layer="backgroundobjects" svg:width="4.4cm" svg:height="2.698cm" svg:x="0.2cm" svg:y="13.3cm">
        <draw:image xlink:href="Pictures/10000201000000A500000066BFC50D29FF6DCED5.png" xlink:type="simple" xlink:show="embed" xlink:actuate="onLoad" loext:mime-type="image/png">
          <text:p/>
        </draw:image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1.2cm" svg:height="2.6cm" svg:x="5.4cm" svg:y="0.6cm" presentation:class="title" presentation:placeholder="true">
        <draw:text-box/>
      </draw:frame>
      <draw:frame presentation:style-name="Default-outline1" draw:layer="backgroundobjects" svg:width="21.2cm" svg:height="7.708cm" svg:x="5.4cm" svg:y="3.685cm" presentation:class="outline" presentation:placeholder="true">
        <draw:text-box/>
      </draw:frame>
      <draw:frame presentation:style-name="Mpr9" draw:text-style-name="MP17" draw:layer="backgroundobjects" svg:width="2.8cm" svg:height="0.8cm" svg:x="24.6cm" svg:y="14.8cm" presentation:class="page-number">
        <draw:text-box>
          <text:p text:style-name="MP16"><text:span text:style-name="MT6"><text:page-number>5</text:page-number></text:span></text:p>
        </draw:text-box>
      </draw:frame>
      <draw:frame draw:style-name="Mgr3" draw:text-style-name="MP5" draw:layer="backgroundobjects" svg:width="3.492cm" svg:height="1.348cm" svg:x="0.5cm" svg:y="13.7cm">
        <draw:image xlink:href="Pictures/100002010000008400000033C72E8D8212E0ABE3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2T11:57:07.431364816</meta:creation-date>
    <meta:editing-duration>PT43M59S</meta:editing-duration>
    <meta:editing-cycles>15</meta:editing-cycles>
    <meta:generator>LibreOffice/6.4.0.3$Windows_X86_64 LibreOffice_project/b0a288ab3d2d4774cb44b62f04d5d28733ac6df8</meta:generator>
    <dc:title>TU Delft</dc:title>
    <dc:date>2020-02-12T17:11:24.501000000</dc:date>
    <meta:document-statistic meta:object-count="93"/>
  </office:meta>
</office:document-meta>
</file>

<file path=Object 1/content.xml><?xml version="1.0" encoding="utf-8"?>
<math xmlns="http://www.w3.org/1998/Math/MathML" display="block">
  <semantics>
    <msubsup>
      <mi>A</mi>
      <mrow>
        <mi mathvariant="italic">cores</mi>
        <mi mathvariant="italic">reserved</mi>
      </mrow>
      <mi mathvariant="italic">max</mi>
    </msubsup>
    <annotation encoding="StarMath 5.0">A_{ cores reserved }^{ max }</annotation>
  </semantics>
</math>
</file>

<file path=Object 2/content.xml><?xml version="1.0" encoding="utf-8"?>
<math xmlns="http://www.w3.org/1998/Math/MathML" display="block">
  <semantics>
    <msubsup>
      <mi>A</mi>
      <mrow>
        <mi mathvariant="italic">cores</mi>
        <mi mathvariant="italic">reserved</mi>
      </mrow>
      <mi mathvariant="italic">max</mi>
    </msubsup>
    <annotation encoding="StarMath 5.0">A_{ cores reserved }^{ max }</annotation>
  </semantics>
</math>
</file>